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paragraph" style:name="P2" style:display-name="P2" style:parent-style-name="Normal">
      <style:paragraph-properties fo:text-align="center"/>
      <style:text-properties fo:language="pt" fo:country="BR"/>
    </style:style>
    <style:style style:family="paragraph" style:name="P3" style:display-name="P3" style:parent-style-name="Normal">
      <style:paragraph-properties fo:text-align="left"/>
      <style:text-properties fo:language="pt" fo:country="BR"/>
    </style:style>
    <style:style style:family="paragraph" style:name="P4" style:display-name="P4" style:parent-style-name="Normal">
      <style:paragraph-properties fo:text-align="left" style:writing-mode="lr"/>
      <style:text-properties fo:language="pt" fo:country="BR"/>
    </style:style>
    <style:style style:family="paragraph" style:name="P1" style:display-name="P1" style:parent-style-name="Normal">
      <style:paragraph-properties fo:text-align="center" fo:break-before="page"/>
      <style:text-properties fo:language="pt" fo:country="BR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Exercícios Análise Semântica</text:p>
        <text:p text:style-name="P2"/>
        <text:p text:style-name="P2"/>
        <text:p text:style-name="P3">1) Explique o que é analise semântica?</text:p>
        <text:p text:style-name="P3"/>
        <text:p text:style-name="P3">2) O que é inferência de tipos?</text:p>
        <text:p text:style-name="P3"/>
        <text:p text:style-name="P3">3) Quais são os principais erros semtanticos? Explique da um deles?</text:p>
        <text:p text:style-name="P3"/>
        <text:p text:style-name="P4">4) O que é sistema de tipo estático?</text:p>
        <text:p text:style-name="P4"/>
        <text:p text:style-name="P4"><text:span text:style-name="T1">5) O que é sistema de tipo dinâmico?</text:span>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5in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8.267717in" fo:page-height="11.692913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5-12-10T13:08:09.501823000</meta:creation-date>
    <dc:date>Tue Feb  2 15:23:33 2016
</dc:date>
  </office:meta>
</office:document-meta>
</file>